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relationship between the Fiori expression for linewidth and the Fano-factor version.</text:p>
      <text:p text:style-name="Standard"/>
      <text:p text:style-name="Standard">Fiori</text:p>
      <text:p text:style-name="Standard"/>
      <text:p text:style-name="Standard"><draw:frame draw:style-name="fr1" draw:name="Object1" text:anchor-type="as-char" svg:width="2.3516in" svg:height="0.2492in" draw:z-index="0"><draw:object xlink:href="./Object 1" xlink:type="simple" xlink:show="embed" xlink:actuate="onLoad"/><draw:image xlink:href="./ObjectReplacements/Object 1" xlink:type="simple" xlink:show="embed" xlink:actuate="onLoad"/></draw:frame>where <draw:frame draw:style-name="fr1" draw:name="Object12" text:anchor-type="as-char" svg:width="0.9744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>Fano</text:p>
      <text:p text:style-name="Standard"/>
      <text:p text:style-name="Standard"><draw:frame draw:style-name="fr1" draw:name="Object2" text:anchor-type="as-char" svg:width="1.3929in" svg:height="0.4075in" draw:z-index="1"><draw:object xlink:href="./Object 2" xlink:type="simple" xlink:show="embed" xlink:actuate="onLoad"/><draw:image xlink:href="./ObjectReplacements/Object 2" xlink:type="simple" xlink:show="embed" xlink:actuate="onLoad"/></draw:frame>where <draw:frame draw:style-name="fr1" draw:name="Object3" text:anchor-type="as-char" svg:width="0.1236in" svg:height="0.1839in" draw:z-index="2"><draw:object xlink:href="./Object 3" xlink:type="simple" xlink:show="embed" xlink:actuate="onLoad"/><draw:image xlink:href="./ObjectReplacements/Object 3" xlink:type="simple" xlink:show="embed" xlink:actuate="onLoad"/></draw:frame>is the Fano factor (~0.12) and <draw:frame draw:style-name="fr1" draw:name="Object4" text:anchor-type="as-char" svg:width="1.1543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ct5" text:anchor-type="as-char" svg:width="2.7543in" svg:height="0.407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2" draw:name="Object6" text:anchor-type="as-char" svg:y="0in" svg:width="3.689in" svg:height="0.399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The constant part of this is...</text:p>
      <text:p text:style-name="Standard"/>
      <text:p text:style-name="Standard"><draw:frame draw:style-name="fr1" draw:name="Object7" text:anchor-type="as-char" svg:width="1.8945in" svg:height="0.399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The part dependent on <draw:frame draw:style-name="fr1" draw:name="Object9" text:anchor-type="as-char" svg:width="0.4819in" svg:height="0.2083in" draw:z-index="8"><draw:object xlink:href="./Object 9" xlink:type="simple" xlink:show="embed" xlink:actuate="onLoad"/><draw:image xlink:href="./ObjectReplacements/Object 9" xlink:type="simple" xlink:show="embed" xlink:actuate="onLoad"/></draw:frame> is</text:p>
      <text:p text:style-name="Standard"/>
      <text:p text:style-name="Standard"><draw:frame draw:style-name="fr1" draw:name="Object8" text:anchor-type="as-char" svg:width="2.1244in" svg:height="0.399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10" text:anchor-type="as-char" svg:width="2.3429in" svg:height="0.4398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and the noise part</text:p>
      <text:p text:style-name="Standard"/>
      <text:p text:style-name="Standard"><draw:frame draw:style-name="fr1" draw:name="Object11" text:anchor-type="as-char" svg:width="1.798in" svg:height="0.475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So essentially, the Fiorio expression is the Fano-factor expression with an assumed Fano factor of 0.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Nicholas Ritchie</meta:initial-creator>
    <meta:creation-date>2008-07-08T09:02:20</meta:creation-date>
    <dc:creator>Nicholas Ritchie</dc:creator>
    <dc:date>2008-07-08T09:24:17</dc:date>
    <meta:editing-cycles>3</meta:editing-cycles>
    <meta:editing-duration>PT5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2" meta:page-count="1" meta:paragraph-count="15" meta:word-count="55" meta:character-count="33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row>
        <math:mrow>
          <math:mo math:stretchy="false">(</math:mo>
          <math:mi>E</math:mi>
          <math:mo math:stretchy="false">)</math:mo>
        </math:mrow>
        <math:mo math:stretchy="false">=</math:mo>
        <math:mi>k</math:mi>
      </math:mrow>
      <math:msqrt>
        <math:mrow>
          <math:mn>2.5</math:mn>
          <math:mrow>
            <math:mrow>
              <math:mo math:stretchy="false">(</math:mo>
              <math:mrow>
                <math:mi>E</math:mi>
                <math:mo math:stretchy="false">−</math:mo>
                <math:msub>
                  <math:mi>E</math:mi>
                  <math:mn>0</math:mn>
                </math:msub>
              </math:mrow>
              <math:mo math:stretchy="false">)</math:mo>
            </math:mrow>
            <math:mo math:stretchy="false">+</math:mo>
            <math:msubsup>
              <math:mi math:fontstyle="italic">FWHM</math:mi>
              <math:mi math:fontstyle="italic">E0</math:mi>
              <math:mn>2</math:mn>
            </math:msubsup>
          </math:mrow>
        </math:mrow>
      </math:msqrt>
    </math:mrow>
    <math:annotation math:encoding="StarMath 5.0">%sigma(E)=k sqrt{2.5 (E-E_0)+FWHM_E0^2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n>2.5</math:mn>
      </math:mrow>
      <math:mrow>
        <math:mrow>
          <math:mrow>
            <math:mo math:stretchy="false">(</math:mo>
            <math:mfrac>
              <math:msup>
                <math:mi>k</math:mi>
                <math:mn>2</math:mn>
              </math:msup>
              <math:mo math:stretchy="false">ε</math:mo>
            </math:mfrac>
            <math:mo math:stretchy="false">)</math:mo>
          </math:mrow>
          <math:mo math:stretchy="false">=</math:mo>
          <math:mfrac>
            <math:mn>2.5</math:mn>
            <math:mrow>
              <math:msup>
                <math:mn>2.35482</math:mn>
                <math:mn>2</math:mn>
              </math:msup>
              <math:mn>3.76</math:mn>
            </math:mrow>
          </math:mfrac>
        </math:mrow>
        <math:mo math:stretchy="false">=</math:mo>
        <math:mn>0.12</math:mn>
      </math:mrow>
    </math:mrow>
    <math:annotation math:encoding="StarMath 5.0">f = 2.5 ({k^2} over {%epsilon}) = 2.5 over { 2.35482^2 3.76} = 0.1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sqrt>
        <math:mrow>
          <math:msup>
            <math:mfenced math:open="" math:close="">
              <math:mfrac>
                <math:mrow>
                  <math:mi>k</math:mi>
                  <math:mi math:fontstyle="italic">FWHM</math:mi>
                </math:mrow>
                <math:mo math:stretchy="false">ε</math:mo>
              </math:mfrac>
            </math:mfenced>
            <math:mn>2</math:mn>
          </math:msup>
          <math:mo math:stretchy="false">−</math:mo>
          <math:mfrac>
            <math:mrow>
              <math:msub>
                <math:mi>E</math:mi>
                <math:mn>0</math:mn>
              </math:msub>
              <math:mi>f</math:mi>
            </math:mrow>
            <math:mo math:stretchy="false">ε</math:mo>
          </math:mfrac>
        </math:mrow>
      </math:msqrt>
    </math:mrow>
    <math:annotation math:encoding="StarMath 5.0">N = Sqrt{left ({k FWHM} over %epsilon right )^2 -{E_0 f} over %epsilon 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row>
        <math:mn>1</math:mn>
        <math:mo math:stretchy="false">/</math:mo>
        <math:mn>2.35482</math:mn>
      </math:mrow>
    </math:mrow>
    <math:annotation math:encoding="StarMath 5.0">k=1/2.3548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row>
        <math:mrow>
          <math:mo math:stretchy="false">(</math:mo>
          <math:mi>E</math:mi>
          <math:mo math:stretchy="false">)</math:mo>
        </math:mrow>
        <math:mo math:stretchy="false">=</math:mo>
        <math:mo math:stretchy="false">ε</math:mo>
      </math:mrow>
      <math:msqrt>
        <math:mrow>
          <math:msup>
            <math:mi>N</math:mi>
            <math:mn>2</math:mn>
          </math:msup>
          <math:mo math:stretchy="false">+</math:mo>
          <math:mfrac>
            <math:mrow>
              <math:mi>E</math:mi>
              <math:mi>f</math:mi>
            </math:mrow>
            <math:mo math:stretchy="false">ε</math:mo>
          </math:mfrac>
        </math:mrow>
      </math:msqrt>
    </math:mrow>
    <math:annotation math:encoding="StarMath 5.0">%sigma(E)=%epsilon sqrt{N^2+{E f} over %epsilon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ε</math:mo>
        <math:mo math:stretchy="false">=</math:mo>
        <math:mn>3.76</math:mn>
      </math:mrow>
      <math:mrow>
        <math:mi math:fontstyle="italic">eV</math:mi>
        <math:mo math:stretchy="false">/</math:mo>
        <math:mi math:fontstyle="italic">pair</math:mi>
      </math:mrow>
    </math:mrow>
    <math:annotation math:encoding="StarMath 5.0">%epsilon = 3.76 eV/pair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k</math:mi>
      <math:mrow>
        <math:msqrt>
          <math:mrow>
            <math:mn>2.5</math:mn>
            <math:mrow>
              <math:mrow>
                <math:mo math:stretchy="false">(</math:mo>
                <math:mrow>
                  <math:mi>E</math:mi>
                  <math:mo math:stretchy="false">−</math:mo>
                  <math:msub>
                    <math:mi>E</math:mi>
                    <math:mn>0</math:mn>
                  </math:msub>
                </math:mrow>
                <math:mo math:stretchy="false">)</math:mo>
              </math:mrow>
              <math:mo math:stretchy="false">+</math:mo>
              <math:msup>
                <math:mi math:fontstyle="italic">FWHM</math:mi>
                <math:mn>2</math:mn>
              </math:msup>
            </math:mrow>
          </math:mrow>
        </math:msqrt>
        <math:mo math:stretchy="false">=</math:mo>
        <math:mo math:stretchy="false">ε</math:mo>
      </math:mrow>
      <math:msqrt>
        <math:mrow>
          <math:msup>
            <math:mi>N</math:mi>
            <math:mn>2</math:mn>
          </math:msup>
          <math:mo math:stretchy="false">+</math:mo>
          <math:mfrac>
            <math:mrow>
              <math:mi>E</math:mi>
              <math:mi>f</math:mi>
            </math:mrow>
            <math:mo math:stretchy="false">ε</math:mo>
          </math:mfrac>
        </math:mrow>
      </math:msqrt>
    </math:mrow>
    <math:annotation math:encoding="StarMath 5.0">k Sqrt{2.5 (E-E_0)+FWHM^2}=%epsilon Sqrt{N^2+{E f} over %epsilon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frac>
            <math:mi>k</math:mi>
            <math:mo math:stretchy="false">ε</math:mo>
          </math:mfrac>
          <math:mo math:stretchy="false">)</math:mo>
        </math:mrow>
        <math:mn>2</math:mn>
      </math:msup>
      <math:mrow>
        <math:mrow>
          <math:mo math:stretchy="false">(</math:mo>
          <math:mrow>
            <math:mn>2.5</math:mn>
            <math:mrow>
              <math:mrow>
                <math:mo math:stretchy="false">(</math:mo>
                <math:mrow>
                  <math:mi>E</math:mi>
                  <math:mo math:stretchy="false">−</math:mo>
                  <math:msub>
                    <math:mi>E</math:mi>
                    <math:mn>0</math:mn>
                  </math:msub>
                </math:mrow>
                <math:mo math:stretchy="false">)</math:mo>
              </math:mrow>
              <math:mo math:stretchy="false">+</math:mo>
              <math:msup>
                <math:mi math:fontstyle="italic">FWHM</math:mi>
                <math:mn>2</math:mn>
              </math:msup>
            </math:mrow>
          </math:mrow>
          <math:mo math:stretchy="false">)</math:mo>
        </math:mrow>
        <math:mo math:stretchy="false">=</math:mo>
        <math:mrow>
          <math:mrow>
            <math:msup>
              <math:mi>N</math:mi>
              <math:mn>2</math:mn>
            </math:msup>
            <math:mo math:stretchy="false">+</math:mo>
            <math:mfrac>
              <math:mrow>
                <math:msub>
                  <math:mi>E</math:mi>
                  <math:mn>0</math:mn>
                </math:msub>
                <math:mi>f</math:mi>
              </math:mrow>
              <math:mo math:stretchy="false">ε</math:mo>
            </math:mfrac>
          </math:mrow>
          <math:mo math:stretchy="false">+</math:mo>
          <math:mfrac>
            <math:mrow>
              <math:mrow>
                <math:mo math:stretchy="false">(</math:mo>
                <math:mrow>
                  <math:mi>E</math:mi>
                  <math:mo math:stretchy="false">−</math:mo>
                  <math:msub>
                    <math:mi>E</math:mi>
                    <math:mn>0</math:mn>
                  </math:msub>
                </math:mrow>
                <math:mo math:stretchy="false">)</math:mo>
              </math:mrow>
              <math:mi>f</math:mi>
            </math:mrow>
            <math:mo math:stretchy="false">ε</math:mo>
          </math:mfrac>
        </math:mrow>
      </math:mrow>
    </math:mrow>
    <math:annotation math:encoding="StarMath 5.0">(k over %epsilon)^2 (2.5 (E-E_0)+FWHM^2)=N^2+{E_0 f} over %epsilon + {(E-E_0) f} over %epsilo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frac>
            <math:mi>k</math:mi>
            <math:mo math:stretchy="false">ε</math:mo>
          </math:mfrac>
          <math:mo math:stretchy="false">)</math:mo>
        </math:mrow>
        <math:mn>2</math:mn>
      </math:msup>
      <math:mrow>
        <math:mrow>
          <math:mo math:stretchy="false">(</math:mo>
          <math:msup>
            <math:mi math:fontstyle="italic">FWHM</math:mi>
            <math:mn>2</math:mn>
          </math:msup>
          <math:mo math:stretchy="false">)</math:mo>
        </math:mrow>
        <math:mo math:stretchy="false">=</math:mo>
        <math:mrow>
          <math:msup>
            <math:mi>N</math:mi>
            <math:mn>2</math:mn>
          </math:msup>
          <math:mo math:stretchy="false">+</math:mo>
          <math:mfrac>
            <math:mrow>
              <math:msub>
                <math:mi>E</math:mi>
                <math:mn>0</math:mn>
              </math:msub>
              <math:mi>f</math:mi>
            </math:mrow>
            <math:mo math:stretchy="false">ε</math:mo>
          </math:mfrac>
        </math:mrow>
      </math:mrow>
    </math:mrow>
    <math:annotation math:encoding="StarMath 5.0">(k over %epsilon)^2 (FWHM^2)=N^2+{E_0 f} over %epsilon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frac>
            <math:mi>k</math:mi>
            <math:mo math:stretchy="false">ε</math:mo>
          </math:mfrac>
          <math:mo math:stretchy="false">)</math:mo>
        </math:mrow>
        <math:mn>2</math:mn>
      </math:msup>
      <math:mrow>
        <math:mrow>
          <math:mo math:stretchy="false">(</math:mo>
          <math:mrow>
            <math:mn>2.5</math:mn>
            <math:mrow>
              <math:mo math:stretchy="false">(</math:mo>
              <math:mrow>
                <math:mi>E</math:mi>
                <math:mo math:stretchy="false">−</math:mo>
                <math:msub>
                  <math:mi>E</math:mi>
                  <math:mn>0</math:mn>
                </math:msub>
              </math:mrow>
              <math:mo math:stretchy="false">)</math:mo>
            </math:mrow>
          </math:mrow>
          <math:mo math:stretchy="false">)</math:mo>
        </math:mrow>
        <math:mo math:stretchy="false">=</math:mo>
        <math:mfrac>
          <math:mrow>
            <math:mrow>
              <math:mo math:stretchy="false">(</math:mo>
              <math:mrow>
                <math:mi>E</math:mi>
                <math:mo math:stretchy="false">−</math:mo>
                <math:msub>
                  <math:mi>E</math:mi>
                  <math:mn>0</math:mn>
                </math:msub>
              </math:mrow>
              <math:mo math:stretchy="false">)</math:mo>
            </math:mrow>
            <math:mi>f</math:mi>
          </math:mrow>
          <math:mo math:stretchy="false">ε</math:mo>
        </math:mfrac>
      </math:mrow>
    </math:mrow>
    <math:annotation math:encoding="StarMath 5.0">(k over %epsilon)^2 (2.5 (E-E_0))={(E-E_0) f} over %epsilon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−</math:mo>
      <math:msub>
        <math:mi>E</math:mi>
        <math:mn>0</math:mn>
      </math:msub>
    </math:mrow>
    <math:annotation math:encoding="StarMath 5.0">E-E_0</math:annotation>
  </math:semantics>
</math:math>
</file>